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9.581cm" fo:margin-left="2.247cm" table:align="left"/>
    </style:style>
    <style:style style:name="Tabela1.A" style:family="table-column">
      <style:table-column-properties style:column-width="0.637cm"/>
    </style:style>
    <style:style style:name="Tabela1.B" style:family="table-column">
      <style:table-column-properties style:column-width="8.945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1.847cm"/>
    </style:style>
    <style:style style:name="Tabela2.B" style:family="table-column">
      <style:table-column-properties style:column-width="15.154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2.344cm"/>
    </style:style>
    <style:style style:name="Tabela3.B" style:family="table-column">
      <style:table-column-properties style:column-width="14.656cm"/>
    </style:style>
    <style:style style:name="Tabela3.A1" style:family="table-cell">
      <style:table-cell-properties style:vertical-align="middle" fo:padding="0.049cm" fo:border="none"/>
    </style:style>
    <style:style style:name="Tabela4" style:family="table">
      <style:table-properties style:width="7.676cm" fo:margin-left="2.247cm" table:align="left"/>
    </style:style>
    <style:style style:name="Tabela4.A" style:family="table-column">
      <style:table-column-properties style:column-width="0.425cm"/>
    </style:style>
    <style:style style:name="Tabela4.B" style:family="table-column">
      <style:table-column-properties style:column-width="7.251cm"/>
    </style:style>
    <style:style style:name="Tabela4.A1" style:family="table-cell">
      <style:table-cell-properties style:vertical-align="middle" fo:padding="0.049cm" fo:border="none"/>
    </style:style>
    <style:style style:name="Tabela5" style:family="table">
      <style:table-properties style:width="7.888cm" fo:margin-left="2.247cm" table:align="left"/>
    </style:style>
    <style:style style:name="Tabela5.A" style:family="table-column">
      <style:table-column-properties style:column-width="0.637cm"/>
    </style:style>
    <style:style style:name="Tabela5.B" style:family="table-column">
      <style:table-column-properties style:column-width="7.251cm"/>
    </style:style>
    <style:style style:name="Tabela5.A1" style:family="table-cell">
      <style:table-cell-properties style:vertical-align="middle" fo:padding="0.049cm" fo:border="none"/>
    </style:style>
    <style:style style:name="Tabela6" style:family="table">
      <style:table-properties style:width="13.391cm" fo:margin-left="2.247cm" table:align="left"/>
    </style:style>
    <style:style style:name="Tabela6.A" style:family="table-column">
      <style:table-column-properties style:column-width="0.637cm"/>
    </style:style>
    <style:style style:name="Tabela6.B" style:family="table-column">
      <style:table-column-properties style:column-width="12.755cm"/>
    </style:style>
    <style:style style:name="Tabela6.A1" style:family="table-cell">
      <style:table-cell-properties style:vertical-align="middle" fo:padding="0.049cm" fo:border="none"/>
    </style:style>
    <style:style style:name="Tabela7" style:family="table">
      <style:table-properties style:width="13.391cm" fo:margin-left="2.247cm" table:align="left"/>
    </style:style>
    <style:style style:name="Tabela7.A" style:family="table-column">
      <style:table-column-properties style:column-width="0.637cm"/>
    </style:style>
    <style:style style:name="Tabela7.B" style:family="table-column">
      <style:table-column-properties style:column-width="12.755cm"/>
    </style:style>
    <style:style style:name="Tabela7.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List_20_Heading" style:list-style-name="L11"/>
    <style:style style:name="P3" style:family="paragraph" style:parent-style-name="List_20_Heading" style:list-style-name="L13"/>
    <style:style style:name="P4" style:family="paragraph" style:parent-style-name="List_20_Heading" style:list-style-name="L15"/>
    <style:style style:name="P5" style:family="paragraph" style:parent-style-name="List_20_Heading" style:list-style-name="L17"/>
    <style:style style:name="P6" style:family="paragraph" style:parent-style-name="List_20_Heading" style:list-style-name="L19"/>
    <style:style style:name="P7" style:family="paragraph" style:parent-style-name="Preformatted_20_Text" style:list-style-name="L2"/>
    <style:style style:name="P8" style:family="paragraph" style:parent-style-name="Preformatted_20_Text" style:list-style-name="L4"/>
    <style:style style:name="P9" style:family="paragraph" style:parent-style-name="Preformatted_20_Text" style:list-style-name="L6"/>
    <style:style style:name="P10" style:family="paragraph" style:parent-style-name="Preformatted_20_Text" style:list-style-name="L13"/>
    <style:style style:name="P11" style:family="paragraph" style:parent-style-name="Preformatted_20_Text" style:list-style-name="L15"/>
    <style:style style:name="P12" style:family="paragraph" style:parent-style-name="Preformatted_20_Text" style:list-style-name="L17"/>
    <style:style style:name="P13" style:family="paragraph" style:parent-style-name="Preformatted_20_Text">
      <style:paragraph-properties fo:margin-top="0cm" fo:margin-bottom="0.499cm" loext:contextual-spacing="false"/>
    </style:style>
    <style:style style:name="P14" style:family="paragraph" style:parent-style-name="Preformatted_20_Text" style:list-style-name="L2">
      <style:paragraph-properties fo:margin-top="0cm" fo:margin-bottom="0.499cm" loext:contextual-spacing="false"/>
    </style:style>
    <style:style style:name="P15" style:family="paragraph" style:parent-style-name="Preformatted_20_Text" style:list-style-name="L4">
      <style:paragraph-properties fo:margin-top="0cm" fo:margin-bottom="0.499cm" loext:contextual-spacing="false"/>
    </style:style>
    <style:style style:name="P16" style:family="paragraph" style:parent-style-name="Preformatted_20_Text" style:list-style-name="L5">
      <style:paragraph-properties fo:margin-top="0cm" fo:margin-bottom="0.499cm" loext:contextual-spacing="false"/>
    </style:style>
    <style:style style:name="P17" style:family="paragraph" style:parent-style-name="Preformatted_20_Text" style:list-style-name="L6">
      <style:paragraph-properties fo:margin-top="0cm" fo:margin-bottom="0.499cm" loext:contextual-spacing="false"/>
    </style:style>
    <style:style style:name="P18" style:family="paragraph" style:parent-style-name="Preformatted_20_Text" style:list-style-name="L9">
      <style:paragraph-properties fo:margin-top="0cm" fo:margin-bottom="0.499cm" loext:contextual-spacing="false"/>
    </style:style>
    <style:style style:name="P19" style:family="paragraph" style:parent-style-name="Preformatted_20_Text" style:list-style-name="L11">
      <style:paragraph-properties fo:margin-top="0cm" fo:margin-bottom="0.499cm" loext:contextual-spacing="false"/>
    </style:style>
    <style:style style:name="P20" style:family="paragraph" style:parent-style-name="Preformatted_20_Text" style:list-style-name="L13">
      <style:paragraph-properties fo:margin-top="0cm" fo:margin-bottom="0.499cm" loext:contextual-spacing="false"/>
    </style:style>
    <style:style style:name="P21" style:family="paragraph" style:parent-style-name="Preformatted_20_Text" style:list-style-name="L15">
      <style:paragraph-properties fo:margin-top="0cm" fo:margin-bottom="0.499cm" loext:contextual-spacing="false"/>
    </style:style>
    <style:style style:name="P22" style:family="paragraph" style:parent-style-name="Preformatted_20_Text" style:list-style-name="L17">
      <style:paragraph-properties fo:margin-top="0cm" fo:margin-bottom="0.499cm" loext:contextual-spacing="false"/>
    </style:style>
    <style:style style:name="P23" style:family="paragraph" style:parent-style-name="Preformatted_20_Text" style:list-style-name="L19">
      <style:paragraph-properties fo:margin-top="0cm" fo:margin-bottom="0.499cm" loext:contextual-spacing="false"/>
    </style:style>
    <style:style style:name="P24" style:family="paragraph" style:parent-style-name="Quotations" style:list-style-name="L1"/>
    <style:style style:name="P25" style:family="paragraph" style:parent-style-name="Quotations">
      <style:paragraph-properties fo:margin-top="0cm" fo:margin-bottom="0cm" loext:contextual-spacing="false"/>
    </style:style>
    <style:style style:name="P26" style:family="paragraph" style:parent-style-name="Quotations" style:list-style-name="L1">
      <style:paragraph-properties fo:margin-top="0cm" fo:margin-bottom="0cm" loext:contextual-spacing="false"/>
    </style:style>
    <style:style style:name="P27" style:family="paragraph" style:parent-style-name="Quotations">
      <style:paragraph-properties fo:margin-top="0cm" fo:margin-bottom="0cm" loext:contextual-spacing="false" fo:padding="0cm" fo:border="none"/>
    </style:style>
    <style:style style:name="P28" style:family="paragraph" style:parent-style-name="Quotations">
      <style:paragraph-properties fo:padding="0cm" fo:border="non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paragraph-properties fo:margin-top="0cm" fo:margin-bottom="0cm" loext:contextual-spacing="false"/>
    </style:style>
    <style:style style:name="P49" style:family="paragraph" style:parent-style-name="Text_20_body" style:list-style-name="L1">
      <style:paragraph-properties fo:margin-top="0cm" fo:margin-bottom="0cm" loext:contextual-spacing="false"/>
    </style:style>
    <style:style style:name="P50" style:family="paragraph" style:parent-style-name="Text_20_body" style:list-style-name="L2">
      <style:paragraph-properties fo:margin-top="0cm" fo:margin-bottom="0cm" loext:contextual-spacing="false"/>
    </style:style>
    <style:style style:name="P51" style:family="paragraph" style:parent-style-name="Text_20_body" style:list-style-name="L3">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13">
      <style:paragraph-properties fo:margin-top="0cm" fo:margin-bottom="0cm" loext:contextual-spacing="false"/>
    </style:style>
    <style:style style:name="P54" style:family="paragraph" style:parent-style-name="Text_20_body" style:list-style-name="L15">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ling and Using Docker on Ubuntu and Debian</text:h>
      <text:p text:style-name="P48">Updated , by Linode</text:p>
      <text:p text:style-name="P48"><text:span text:style-name="Strong_20_Emphasis">This guide was written for Ubuntu and Debian.</text:span> Other distributions are available:</text:p>
      <text:p text:style-name="P48"><text:a xlink:type="simple" xlink:href="https://login.linode.com/signup?promo=DOCS32SAFC" text:style-name="Internet_20_link" text:visited-style-name="Visited_20_Internet_20_Link">Create a Linode account</text:a> to try this guide with a $100 credit.</text:p>
      <text:p text:style-name="Text_20_body">This credit will be applied to any valid services used during your first 60 days.</text:p>
      <text:p text:style-name="Text_20_body">Docker is a tool that enables you to create, deploy, and manage lightweight, stand-alone packages called <text:span text:style-name="Emphasis">containers</text:span>. These containers have the necessary code, libraries, runtime, system settings, and dependencies needed to run an application.</text:p>
      <text:p text:style-name="Text_20_body">This guide covers installing the Docker Engine on various Linux distributions using the <text:span text:style-name="Strong_20_Emphasis">apt</text:span> package manager, including Ubuntu and and Debian, as well as obtaining and running Docker images.</text:p>
      <text:h text:style-name="Heading_20_2" text:outline-level="2"><text:bookmark text:name="before-you-begin"/>Before You Begin</text:h>
      <text:list xml:id="list2347847824" text:style-name="L1">
        <text:list-item>
          <text:p text:style-name="P29">Ensure you have command line access to a Linux server running a supported Linux distribution. If not, follow the <text:a xlink:type="simple" xlink:href="https://www.linode.com/docs/guides/getting-started/" text:style-name="Internet_20_link" text:visited-style-name="Visited_20_Internet_20_Link">Getting Started</text:a> and <text:a xlink:type="simple" xlink:href="https://www.linode.com/docs/guides/set-up-and-secure/" text:style-name="Internet_20_link" text:visited-style-name="Visited_20_Internet_20_Link">Setting Up and Securing a Compute Instance</text:a> guides to create a new Linode.</text:p>
          <text:p text:style-name="P26"><text:span text:style-name="Strong_20_Emphasis">Note</text:span></text:p>
          <text:p text:style-name="P24">This guide is written for a non-root user. Commands that require elevated privileges are prefixed with <text:span text:style-name="Source_20_Text">sudo</text:span>. If you’re not familiar with the <text:span text:style-name="Source_20_Text">sudo</text:span> command, see the <text:a xlink:type="simple" xlink:href="https://www.linode.com/docs/tools-reference/linux-users-and-groups/" text:style-name="Internet_20_link" text:visited-style-name="Visited_20_Internet_20_Link">Users and Groups</text:a> guide.</text:p>
        </text:list-item>
        <text:list-item>
          <text:p text:style-name="P29">Review the following Docker guides to gain a better understanding of Docker, its benefits, and when to use it.</text:p>
          <text:list>
            <text:list-item>
              <text:p text:style-name="P49"><text:a xlink:type="simple" xlink:href="https://www.linode.com/docs/guides/introduction-to-docker/" text:style-name="Internet_20_link" text:visited-style-name="Visited_20_Internet_20_Link">An Introduction to Docker</text:a></text:p>
            </text:list-item>
            <text:list-item>
              <text:p text:style-name="P29"><text:a xlink:type="simple" xlink:href="https://www.linode.com/docs/guides/when-and-why-to-use-docker/" text:style-name="Internet_20_link" text:visited-style-name="Visited_20_Internet_20_Link">When and Why to Use Docker</text:a></text:p>
            </text:list-item>
          </text:list>
        </text:list-item>
      </text:list>
      <text:h text:style-name="Heading_20_2" text:outline-level="2"><text:bookmark text:name="installing-docker-engine-on-ubuntu-and-debian"/>Installing Docker Engine on Ubuntu and Debian</text:h>
      <text:p text:style-name="Text_20_body"><text:a xlink:type="simple" xlink:href="https://docs.docker.com/engine/" office:target-frame-name="_blank" xlink:show="new" text:style-name="Internet_20_link" text:visited-style-name="Visited_20_Internet_20_Link">Docker Engine</text:a> is the underlying containerization software used when deploying Docker containers. The following instructions will install Docker Engine on one of these supported Ubuntu and Debian releases:</text:p>
      <text:p text:style-name="Text_20_body"><text:span text:style-name="Strong_20_Emphasis">Supported distributions:</text:span> Ubuntu 20.04, Ubuntu 18.04, Ubuntu 16.04, Debian 10, Debian 9. Recent non-LTS releases like Ubuntu 21.04, 20.10, and 21.10 should also be supported.</text:p>
      <text:list xml:id="list2126473805" text:style-name="L2">
        <text:list-item>
          <text:p text:style-name="P30">Ensure Docker is not currently installed. Output indicating that any of the packages aren’t found can be safely ignored.</text:p>
          <text:p text:style-name="P14"><text:span text:style-name="Source_20_Text">sudo apt remove docker docker-engine docker.io</text:span></text:p>
        </text:list-item>
        <text:list-item>
          <text:p text:style-name="P30">Install the packages that are required to configure Docker’s repository:</text:p>
          <text:p text:style-name="P7"><text:span text:style-name="Source_20_Text">sudo apt update</text:span></text:p>
          <text:p text:style-name="P14"><text:soft-page-break/><text:span text:style-name="Source_20_Text">sudo apt install apt-transport-https ca-certificates curl gnupg lsb-release</text:span></text:p>
        </text:list-item>
        <text:list-item>
          <text:p text:style-name="P30">Add Docker’s GPG key. In the following command, replace <text:span text:style-name="Source_20_Text">[url]</text:span> with the url that corresponds with the distribution your system is running.</text:p>
          <text:p text:style-name="P14"><text:span text:style-name="Source_20_Text">curl -fsSL [url]/gpg | sudo gpg --dearmor -o /usr/share/keyrings/docker-archive-keyring.gpg</text:span></text:p>
          <text:list>
            <text:list-item>
              <text:p text:style-name="P50"><text:span text:style-name="Strong_20_Emphasis">Ubuntu:</text:span> <text:span text:style-name="Source_20_Text">https://download.docker.com/linux/ubuntu</text:span></text:p>
            </text:list-item>
            <text:list-item>
              <text:p text:style-name="P50"><text:span text:style-name="Strong_20_Emphasis">Debian:</text:span> <text:span text:style-name="Source_20_Text">https://download.docker.com/linux/debian</text:span></text:p>
            </text:list-item>
          </text:list>
        </text:list-item>
        <text:list-item>
          <text:p text:style-name="P30">Add the <text:span text:style-name="Emphasis">stable</text:span> Docker repository, again replacing <text:span text:style-name="Source_20_Text">[url]</text:span> with the url that corresponds with the distribution your system is running.</text:p>
          <text:p text:style-name="P14"><text:span text:style-name="Source_20_Text">echo "deb [arch=amd64 signed-by=/usr/share/keyrings/docker-archive-keyring.gpg] [url] $(lsb_release -cs) stable" | sudo tee /etc/apt/sources.list.d/docker.list &gt; /dev/null</text:span></text:p>
        </text:list-item>
        <text:list-item>
          <text:p text:style-name="P30">Install Docker Engine and other required packages:</text:p>
          <text:p text:style-name="P7"><text:span text:style-name="Source_20_Text">sudo apt update</text:span></text:p>
          <text:p text:style-name="P14"><text:span text:style-name="Source_20_Text">sudo apt install docker-ce docker-ce-cli containerd.io</text:span></text:p>
        </text:list-item>
      </text:list>
      <text:p text:style-name="Text_20_body">Additional installation instructions for these distributions can be found within Docker’s documentation:</text:p>
      <text:list xml:id="list710344857" text:style-name="L3">
        <text:list-item>
          <text:p text:style-name="P51"><text:a xlink:type="simple" xlink:href="https://docs.docker.com/engine/install/ubuntu/" office:target-frame-name="_blank" xlink:show="new" text:style-name="Internet_20_link" text:visited-style-name="Visited_20_Internet_20_Link">Install Docker Engine on Ubuntu</text:a></text:p>
        </text:list-item>
        <text:list-item>
          <text:p text:style-name="P31"><text:a xlink:type="simple" xlink:href="https://docs.docker.com/engine/install/debian/" office:target-frame-name="_blank" xlink:show="new" text:style-name="Internet_20_link" text:visited-style-name="Visited_20_Internet_20_Link">Install Docker Engine on Debian</text:a></text:p>
        </text:list-item>
      </text:list>
      <text:h text:style-name="Heading_20_2" text:outline-level="2"><text:bookmark text:name="starting-and-testing-docker"/>Starting and Testing Docker</text:h>
      <text:p text:style-name="Text_20_body">After Docker Engine is installed, start Docker and verify everything is working by running a test image.</text:p>
      <text:list xml:id="list1525844554" text:style-name="L4">
        <text:list-item>
          <text:p text:style-name="P32">Ensure that the Docker server is running.</text:p>
          <text:p text:style-name="P15"><text:span text:style-name="Source_20_Text">sudo systemctl start docker</text:span></text:p>
        </text:list-item>
        <text:list-item>
          <text:p text:style-name="P32">Optionally configure Docker to start when the server boots up. This is recommended if you intend on running a production application within this Docker installation.</text:p>
          <text:p text:style-name="P8"><text:span text:style-name="Source_20_Text">sudo systemctl enable docker</text:span></text:p>
          <text:p text:style-name="P15"><text:span text:style-name="Source_20_Text">sudo systemctl enable containerd</text:span></text:p>
        </text:list-item>
        <text:list-item>
          <text:p text:style-name="P32">Verify Docker is correctly installed by running the “hello-world” image.</text:p>
          <text:p text:style-name="P15"><text:span text:style-name="Source_20_Text">sudo docker run hello-world</text:span></text:p>
          <text:p text:style-name="P32">If successful, Docker should download and run the hello-world image and output a success message. Among other text, the output should include a message similar to the following:</text:p>
          <text:p text:style-name="P8"><text:span text:style-name="Source_20_Text">Hello from Docker!</text:span></text:p>
          <text:p text:style-name="P15"><text:span text:style-name="Source_20_Text">This message shows that your installation appears to be working correctly.</text:span></text:p>
        </text:list-item>
      </text:list>
      <text:h text:style-name="Heading_20_2" text:outline-level="2"><text:bookmark text:name="using-docker-with-a-non-root-user"/><text:soft-page-break/>Using Docker with a Non-Root User</text:h>
      <text:p text:style-name="Text_20_body">By default, <text:span text:style-name="Source_20_Text">sudo</text:span> is required to run Docker commands, but a new group, called <text:span text:style-name="Emphasis">docker</text:span>, was created during installation. When the Docker daemon starts, it opens a Unix socket for the <text:span text:style-name="Emphasis">docker</text:span> group members.</text:p>
      <text:p text:style-name="Text_20_body">Before continuing, make sure you have a limited user account that <text:span text:style-name="Emphasis">does not</text:span> belong to the sudo group. If you haven’t created a limited user account yet, see the guides <text:a xlink:type="simple" xlink:href="https://www.linode.com/docs/guides/set-up-and-secure/" text:style-name="Internet_20_link" text:visited-style-name="Visited_20_Internet_20_Link">Setting Up and Securing a Compute Instance</text:a> or <text:a xlink:type="simple" xlink:href="https://www.linode.com/docs/guides/linux-users-and-groups/" text:style-name="Internet_20_link" text:visited-style-name="Visited_20_Internet_20_Link">Linux Users and Groups</text:a> for instructions.</text:p>
      <text:list xml:id="list1958203841" text:style-name="L5">
        <text:list-item>
          <text:p text:style-name="P33">Enter the command below to add a user to the <text:span text:style-name="Emphasis">docker</text:span> group, replacing <text:span text:style-name="Emphasis">[user]</text:span> with the name of your limited user account.</text:p>
          <text:p text:style-name="P16"><text:span text:style-name="Source_20_Text">sudo usermod -aG docker [user]</text:span></text:p>
        </text:list-item>
        <text:list-item>
          <text:p text:style-name="P33">Log in to the system as the limited user.</text:p>
        </text:list-item>
        <text:list-item>
          <text:p text:style-name="P33">Verify the limited user can run <text:span text:style-name="Source_20_Text">docker</text:span> commands without <text:span text:style-name="Source_20_Text">sudo</text:span> by running the “hello-world” image once again.</text:p>
          <text:p text:style-name="P16"><text:span text:style-name="Source_20_Text">docker run hello-world</text:span></text:p>
          <text:p text:style-name="P33">The output should have a similar success message as the previous output.</text:p>
        </text:list-item>
      </text:list>
      <text:p text:style-name="P27"><text:span text:style-name="Strong_20_Emphasis">Caution</text:span></text:p>
      <text:p text:style-name="P28">The <text:span text:style-name="Emphasis">docker</text:span> group grants similar privileges to those of the root user. Review the <text:a xlink:type="simple" xlink:href="https://docs.docker.com/engine/security/#docker-daemon-attack-surface" office:target-frame-name="_blank" xlink:show="new" text:style-name="Internet_20_link" text:visited-style-name="Visited_20_Internet_20_Link">Docker Daemon Attack Surface</text:a> guide within Docker’s documentation for more information about how that can affect system security. To run the Docker daemon without using root privileges, follow the instructions within <text:a xlink:type="simple" xlink:href="https://docs.docker.com/engine/security/rootless/" office:target-frame-name="_blank" xlink:show="new" text:style-name="Internet_20_link" text:visited-style-name="Visited_20_Internet_20_Link">Run the Docker daemon as a non-root user (Rootless mode)</text:a>.</text:p>
      <text:h text:style-name="Heading_20_3" text:outline-level="3"><text:bookmark text:name="resolving-errors-with-loading-config-files"/>Resolving Errors with Loading Config Files</text:h>
      <text:p text:style-name="Text_20_body">If the user had run <text:span text:style-name="Source_20_Text">sudo docker</text:span> commands before joining the group, they might be presented with a failure loading the config file, like this:</text:p>
      <text:p text:style-name="Preformatted_20_Text"><text:span text:style-name="Source_20_Text">WARNING: Error loading config file: /home/user/.docker/config.json -</text:span></text:p>
      <text:p text:style-name="P13"><text:span text:style-name="Source_20_Text">stat /home/user/.docker/config.json: permission denied</text:span></text:p>
      <text:p text:style-name="Text_20_body">The issue is the .docker directory in their home directory (~/.docker) was created with permissions granted by <text:span text:style-name="Source_20_Text">sudo</text:span>.</text:p>
      <text:p text:style-name="Text_20_body">There are two possible fixes:</text:p>
      <text:list xml:id="list889371653" text:style-name="L6">
        <text:list-item>
          <text:p text:style-name="P34">Remove the <text:span text:style-name="Source_20_Text">.docker</text:span> directory from their home directory. Docker will automatically recreate it, but any custom settings will be lost.</text:p>
        </text:list-item>
        <text:list-item>
          <text:p text:style-name="P34">Change the permissions on the <text:span text:style-name="Source_20_Text">.docker</text:span> directory using the commands:</text:p>
          <text:p text:style-name="P9"><text:span text:style-name="Source_20_Text">sudo chown example_user:example_user /home/example_user/.docker -R</text:span></text:p>
          <text:p text:style-name="P17"><text:span text:style-name="Source_20_Text">sudo chmod g+rwx "/home/example_user/.docker" -R</text:span></text:p>
        </text:list-item>
      </text:list>
      <text:h text:style-name="Heading_20_2" text:outline-level="2"><text:bookmark text:name="using-docker-images-to-deploy-containers"/><text:soft-page-break/>Using Docker Images to Deploy Containers</text:h>
      <text:p text:style-name="Text_20_body">Docker images are templates that include the instructions and specifications for creating a container. To use Docker, you first need to obtain an image or create your own by building a dockerfile. For more information, see <text:a xlink:type="simple" xlink:href="https://www.linode.com/docs/guides/introduction-to-docker/" text:style-name="Internet_20_link" text:visited-style-name="Visited_20_Internet_20_Link">An Introduction to Docker </text:a>.</text:p>
      <text:h text:style-name="Heading_20_3" text:outline-level="3"><text:bookmark text:name="listing-images"/>Listing Images</text:h>
      <text:p text:style-name="Text_20_body">To list all of the images on your system, run the following command. This should output the <text:span text:style-name="Emphasis">hello-world</text:span> image that was used in a previous step, as well as any additional images you may have already obtained.</text:p>
      <text:p text:style-name="P13"><text:span text:style-name="Source_20_Text">docker images</text:span></text:p>
      <text:h text:style-name="Heading_20_3" text:outline-level="3"><text:bookmark text:name="finding-an-image"/>Finding an Image</text:h>
      <text:p text:style-name="Text_20_body">Images are stored on Docker registries, such as <text:a xlink:type="simple" xlink:href="https://hub.docker.com/" office:target-frame-name="_blank" xlink:show="new" text:style-name="Internet_20_link" text:visited-style-name="Visited_20_Internet_20_Link">Docker Hub</text:a> (Docker’s official registry). You can browse for images on that website or use the following command to search through the Docker registry. In the following command, replace <text:span text:style-name="Source_20_Text">[keyword]</text:span> with the keywords you’d like to search for, such as <text:span text:style-name="Emphasis">nginx</text:span> or <text:span text:style-name="Emphasis">apache</text:span>.</text:p>
      <text:p text:style-name="P13"><text:span text:style-name="Source_20_Text">docker search [keyword]</text:span></text:p>
      <text:h text:style-name="Heading_20_3" text:outline-level="3"><text:bookmark text:name="obtaining-an-image"/>Obtaining an Image</text:h>
      <text:p text:style-name="Text_20_body">Once you find an image, download it to your server. In the following command, replace <text:span text:style-name="Source_20_Text">[image]</text:span> with the name of the image you’d like to use.</text:p>
      <text:p text:style-name="P13"><text:span text:style-name="Source_20_Text">docker pull [image]</text:span></text:p>
      <text:p text:style-name="Text_20_body">For instance, to pull down the official nginx image, run: <text:span text:style-name="Source_20_Text">docker pull nginx</text:span>.</text:p>
      <text:h text:style-name="Heading_20_3" text:outline-level="3"><text:bookmark text:name="running-an-image"/>Running an Image</text:h>
      <text:p text:style-name="Text_20_body">Next, create a container based on the image by using the <text:span text:style-name="Source_20_Text">docker run</text:span> command. Again, replace <text:span text:style-name="Source_20_Text">[image]</text:span> with the name of the image you’d like to use.</text:p>
      <text:p text:style-name="P13"><text:span text:style-name="Source_20_Text">docker run [image]</text:span></text:p>
      <text:p text:style-name="Text_20_body">If the image hasn’t been downloaded yet and is available in Docker’s registry, the image will automatically be pulled down to your server.</text:p>
      <text:h text:style-name="Heading_20_2" text:outline-level="2"><text:bookmark text:name="managing-docker-containers"/>Managing Docker Containers</text:h>
      <text:h text:style-name="Heading_20_3" text:outline-level="3"><text:bookmark text:name="listing-containers"/>Listing Containers</text:h>
      <text:p text:style-name="Text_20_body">To list all active (and inactive) Docker containers running on your system, run the following command:</text:p>
      <text:p text:style-name="P13"><text:span text:style-name="Source_20_Text">docker ps -a</text:span></text:p>
      <text:p text:style-name="Text_20_body">The output should resemble the following. This sample output shows the <text:span text:style-name="Source_20_Text">hello-world</text:span> container.</text:p>
      <text:p text:style-name="Preformatted_20_Text"><text:soft-page-break/><text:span text:style-name="Source_20_Text">CONTAINER ID <text:s text:c="2"/>IMAGE <text:s text:c="8"/>COMMAND <text:s text:c="3"/>CREATED <text:s text:c="6"/>STATUS <text:s text:c="18"/>PORTS <text:s text:c="4"/>NAMES</text:span></text:p>
      <text:p text:style-name="P13"><text:span text:style-name="Source_20_Text">5039168328a5 <text:s text:c="2"/>hello-world <text:s text:c="2"/>"/hello" <text:s text:c="2"/>2 hours ago <text:s text:c="2"/>Exited (0) 2 hours ago <text:s text:c="12"/>magical_varahamihira</text:span></text:p>
      <text:h text:style-name="Heading_20_3" text:outline-level="3"><text:bookmark text:name="starting-a-container"/>Starting a Container</text:h>
      <text:p text:style-name="Text_20_body">Start a Docker container with the following command, replacing <text:span text:style-name="Source_20_Text">[ID]</text:span> with the container ID corresponding with the container you wish to start:</text:p>
      <text:p text:style-name="P13"><text:span text:style-name="Source_20_Text">docker start [ID]</text:span></text:p>
      <text:h text:style-name="Heading_20_3" text:outline-level="3"><text:bookmark text:name="stopping-a-container"/>Stopping a Container</text:h>
      <text:p text:style-name="Text_20_body">Stop a Docker container with the following command, replacing <text:span text:style-name="Source_20_Text">[ID]</text:span> with the container ID corresponding with the container you wish to stop:</text:p>
      <text:p text:style-name="P13"><text:span text:style-name="Source_20_Text">docker stop [ID]</text:span></text:p>
      <text:p text:style-name="Text_20_body">Some images (such as the <text:span text:style-name="Source_20_Text">hello-world</text:span> image) automatically stop after they are run. However, many other containers continue running until explicitly commanded to stop, and you may want to run these containers in the background. For those cases, this command can come in handy.</text:p>
      <text:h text:style-name="Heading_20_3" text:outline-level="3"><text:bookmark text:name="removing-a-container"/>Removing a Container</text:h>
      <text:p text:style-name="Text_20_body">Remove a Docker container with the following command, replacing <text:span text:style-name="Source_20_Text">[ID]</text:span> with the container ID corresponding with the container you wish to remove:</text:p>
      <text:p text:style-name="P13"><text:span text:style-name="Source_20_Text">docker rm [ID]</text:span></text:p>
      <text:h text:style-name="Heading_20_2" text:outline-level="2"><text:bookmark text:name="more-information"/>More Information</text:h>
      <text:p text:style-name="Text_20_body">You may wish to consult the following resources for additional information on this topic. While these are provided in the hope that they will be useful, please note that we cannot vouch for the accuracy or timeliness of externally hosted materials.</text:p>
      <text:list xml:id="list3508917844" text:style-name="L7">
        <text:list-item>
          <text:p text:style-name="P52"><text:a xlink:type="simple" xlink:href="https://www.docker.com/" office:target-frame-name="_blank" xlink:show="new" text:style-name="Internet_20_link" text:visited-style-name="Visited_20_Internet_20_Link">Website for Docker</text:a></text:p>
        </text:list-item>
        <text:list-item>
          <text:p text:style-name="P52"><text:a xlink:type="simple" xlink:href="https://docs.docker.com/" office:target-frame-name="_blank" xlink:show="new" text:style-name="Internet_20_link" text:visited-style-name="Visited_20_Internet_20_Link">Documentation for Docker</text:a></text:p>
        </text:list-item>
        <text:list-item>
          <text:p text:style-name="P35"><text:a xlink:type="simple" xlink:href="https://containerd.io/" office:target-frame-name="_blank" xlink:show="new" text:style-name="Internet_20_link" text:visited-style-name="Visited_20_Internet_20_Link">Website for containerd</text:a></text:p>
        </text:list-item>
      </text:list>
      <text:p text:style-name="Standard"/>
      <text:h text:style-name="P1" text:outline-level="1">How to Use Docker Compose</text:h>
      <text:p text:style-name="P48">Updated , by Linode</text:p>
      <text:p text:style-name="P48"><text:a xlink:type="simple" xlink:href="https://login.linode.com/signup?promo=DOCS32SAFC" text:style-name="Internet_20_link" text:visited-style-name="Visited_20_Internet_20_Link">Create a Linode account</text:a> to try this guide with a $100 credit.</text:p>
      <text:p text:style-name="Text_20_body">This credit will be applied to any valid services used during your first 60 days.</text:p>
      <text:p text:style-name="Text_20_body"/>
      <text:h text:style-name="Heading_20_2" text:outline-level="2"><text:bookmark text:name="what-is-docker-compose"/>What is Docker Compose?</text:h>
      <text:p text:style-name="Text_20_body">If your Docker application includes more than one container (for example, a webserver and database running in separate containers), building, running, and connecting the containers from separate Dockerfiles is cumbersome and time-consuming. Docker Compose solves this problem by allowing you to use a YAML file to <text:a xlink:type="simple" xlink:href="https://docs.docker.com/compose/overview/" office:target-frame-name="_blank" xlink:show="new" text:style-name="Internet_20_link" text:visited-style-name="Visited_20_Internet_20_Link">define multi-container apps</text:a>. You can configure as many containers as you want, how they should be built and connected, and where data should be stored. When the YAML file is complete, you can run a single command to build, run, and configure all of the containers.</text:p>
      <text:p text:style-name="Text_20_body">This guide will explain how the <text:span text:style-name="Source_20_Text">docker-compose.yml</text:span> file is organized, and show how to use it to create several basic app configurations.</text:p>
      <text:p text:style-name="P25"><text:span text:style-name="Strong_20_Emphasis">Note</text:span></text:p>
      <text:p text:style-name="Quotations">Generally the containers in an application built using Docker Compose will all run on the same host. Managing containers running on different hosts usually requires an additional tool, such as <text:a xlink:type="simple" xlink:href="https://docs.docker.com/engine/swarm/" office:target-frame-name="_blank" xlink:show="new" text:style-name="Internet_20_link" text:visited-style-name="Visited_20_Internet_20_Link">Docker Swarm</text:a> or <text:a xlink:type="simple" xlink:href="https://kubernetes.io/" office:target-frame-name="_blank" xlink:show="new" text:style-name="Internet_20_link" text:visited-style-name="Visited_20_Internet_20_Link">Kubernetes</text:a>.</text:p>
      <text:h text:style-name="Heading_20_2" text:outline-level="2"><text:bookmark text:name="before-you-begin1"/>Before You Begin</text:h>
      <text:h text:style-name="Heading_20_3" text:outline-level="3"><text:bookmark text:name="install-docker-ce"/>Install Docker CE</text:h>
      <text:p text:style-name="Text_20_body">You will need a Linode with Docker CE installed to follow along with the steps in this guide.</text:p>
      <text:p text:style-name="Text_20_body">To install Docker CE (Community Edition), follow the instructions within one of the guides below:</text:p>
      <text:list xml:id="list3220646943" text:style-name="L8">
        <text:list-item>
          <text:p text:style-name="P36"><text:a xlink:type="simple" xlink:href="https://www.linode.com/docs/guides/installing-and-using-docker-on-ubuntu-and-debian/" text:style-name="Internet_20_link" text:visited-style-name="Visited_20_Internet_20_Link">Installing and Using Docker on Ubuntu and Debian</text:a></text:p>
        </text:list-item>
        <text:list-item>
          <text:p text:style-name="P36"><text:a xlink:type="simple" xlink:href="https://www.linode.com/docs/guides/installing-and-using-docker-on-centos-and-fedora/" text:style-name="Internet_20_link" text:visited-style-name="Visited_20_Internet_20_Link">Installing and Using Docker on CentOS and Fedora</text:a></text:p>
        </text:list-item>
      </text:list>
      <text:p text:style-name="Text_20_body">For complete instructions on even more Linux distributions, reference the <text:a xlink:type="simple" xlink:href="https://docs.docker.com/engine/install/" office:target-frame-name="_blank" xlink:show="new" text:style-name="Internet_20_link" text:visited-style-name="Visited_20_Internet_20_Link">Install Docker Engine</text:a> section of Docker’s official documentation.</text:p>
      <text:h text:style-name="Heading_20_3" text:outline-level="3"><text:bookmark text:name="install-docker-compose"/>Install Docker Compose</text:h>
      <text:list xml:id="list1296923232" text:style-name="L9">
        <text:list-item>
          <text:p text:style-name="P37">Download the latest version of Docker Compose. Check the <text:a xlink:type="simple" xlink:href="https://github.com/docker/compose/releases" office:target-frame-name="_blank" xlink:show="new" text:style-name="Internet_20_link" text:visited-style-name="Visited_20_Internet_20_Link">releases</text:a> page and replace <text:span text:style-name="Source_20_Text">1.25.4</text:span> in the command below with the version tagged as <text:span text:style-name="Strong_20_Emphasis">Latest release</text:span>:</text:p>
          <text:p text:style-name="P18"><text:span text:style-name="Source_20_Text"><text:s/>sudo curl -L https://github.com/docker/compose/releases/download/1.25.4/docker-compose-`uname -s`-`uname -m` -o /usr/local/bin/docker-compose</text:span></text:p>
        </text:list-item>
        <text:list-item>
          <text:p text:style-name="P37">Set file permissions:</text:p>
          <text:p text:style-name="P18"><text:soft-page-break/><text:span text:style-name="Source_20_Text"><text:s/>sudo chmod +x /usr/local/bin/docker-compose</text:span></text:p>
        </text:list-item>
      </text:list>
      <text:h text:style-name="Heading_20_2" text:outline-level="2"><text:bookmark text:name="basic-usage"/>Basic Usage</text:h>
      <text:p text:style-name="Text_20_body">This section will review an example Docker Compose file taken from the <text:a xlink:type="simple" xlink:href="https://docs.docker.com/compose/wordpress/#build-the-project" office:target-frame-name="_blank" xlink:show="new" text:style-name="Internet_20_link" text:visited-style-name="Visited_20_Internet_20_Link">Docker official documentation</text:a>.</text:p>
      <text:list xml:id="list3540667025" text:style-name="L10">
        <text:list-item>
          <text:p text:style-name="P38">Open <text:span text:style-name="Source_20_Text">docker-compose.yml</text:span> in a text editor and add the following content:</text:p>
        </text:list-item>
      </text:list>
      <text:list xml:id="list1978620617" text:style-name="L11">
        <text:list-item>
          <text:p text:style-name="P2">File: docker-compose.yml</text:p>
        </text:list-item>
      </text:list>
      <table:table table:name="Tabela1" table:style-name="Tabela1">
        <table:table-column table:style-name="Tabela1.A"/>
        <table:table-column table:style-name="Tabela1.B"/>
        <table:table-row table:style-name="TableLine93948850645104">
          <table:table-cell table:style-name="Tabela1.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13"><text:span text:style-name="Source_20_Text">27</text:span></text:p>
          </table:table-cell>
          <table:table-cell table:style-name="Tabela1.A1" office:value-type="string">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3"/>db:</text:span></text:p>
            <text:p text:style-name="Preformatted_20_Text"><text:span text:style-name="Source_20_Text"><text:s text:c="5"/>image: mysql:5.7</text:span></text:p>
            <text:p text:style-name="Preformatted_20_Text"><text:span text:style-name="Source_20_Text"><text:s text:c="5"/>volumes:</text:span></text:p>
            <text:p text:style-name="Preformatted_20_Text"><text:span text:style-name="Source_20_Text"><text:s text:c="7"/>- db_data:/var/lib/mysql</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MYSQL_ROOT_PASSWORD: somewordpress</text:span></text:p>
            <text:p text:style-name="Preformatted_20_Text"><text:span text:style-name="Source_20_Text"><text:s text:c="7"/>MYSQL_DATABASE: wordpress</text:span></text:p>
            <text:p text:style-name="Preformatted_20_Text"><text:span text:style-name="Source_20_Text"><text:s text:c="7"/>MYSQL_USER: wordpress</text:span></text:p>
            <text:p text:style-name="Preformatted_20_Text"><text:span text:style-name="Source_20_Text"><text:s text:c="7"/>MYSQL_PASSWORD: wordpress</text:span></text:p>
            <text:p text:style-name="Preformatted_20_Text"/>
            <text:p text:style-name="Preformatted_20_Text"><text:span text:style-name="Source_20_Text"><text:s text:c="3"/>wordpress:</text:span></text:p>
            <text:p text:style-name="Preformatted_20_Text"><text:span text:style-name="Source_20_Text"><text:s text:c="5"/>depends_on:</text:span></text:p>
            <text:p text:style-name="Preformatted_20_Text"><text:span text:style-name="Source_20_Text"><text:s text:c="7"/>- db</text:span></text:p>
            <text:p text:style-name="Preformatted_20_Text"><text:span text:style-name="Source_20_Text"><text:s text:c="5"/>image: wordpress:latest</text:span></text:p>
            <text:p text:style-name="Preformatted_20_Text"><text:span text:style-name="Source_20_Text"><text:s text:c="5"/>ports:</text:span></text:p>
            <text:p text:style-name="Preformatted_20_Text"><text:span text:style-name="Source_20_Text"><text:s text:c="7"/>- "8000:80"</text:span></text:p>
            <text:p text:style-name="Preformatted_20_Text"><text:span text:style-name="Source_20_Text"><text:s text:c="5"/>restart: always</text:span></text:p>
            <text:p text:style-name="Preformatted_20_Text"><text:span text:style-name="Source_20_Text"><text:s text:c="5"/>environment:</text:span></text:p>
            <text:p text:style-name="Preformatted_20_Text"><text:span text:style-name="Source_20_Text"><text:s text:c="7"/>WORDPRESS_DB_HOST: db:3306</text:span></text:p>
            <text:p text:style-name="Preformatted_20_Text"><text:span text:style-name="Source_20_Text"><text:s text:c="7"/>WORDPRESS_DB_USER: wordpress</text:span></text:p>
            <text:p text:style-name="Preformatted_20_Text"><text:span text:style-name="Source_20_Text"><text:s text:c="7"/>WORDPRESS_DB_PASSWORD: wordpress</text:span></text:p>
            <text:p text:style-name="Preformatted_20_Text"><text:span text:style-name="Source_20_Text">volumes:</text:span></text:p>
            <text:p text:style-name="P13"><text:span text:style-name="Source_20_Text"><text:s text:c="4"/>db_data:</text:span></text:p>
          </table:table-cell>
        </table:table-row>
      </table:table>
      <text:list xml:id="list71260578073005" text:continue-numbering="true" text:style-name="L11">
        <text:list-item>
          <text:p text:style-name="P39">Save the file and run Docker Compose from the same directory:</text:p>
          <text:p text:style-name="P19"><text:span text:style-name="Source_20_Text">docker-compose up -d</text:span></text:p>
          <text:p text:style-name="P39">This will build and run the <text:span text:style-name="Source_20_Text">db</text:span> and <text:span text:style-name="Source_20_Text">wordpress</text:span> containers. Just as when running a single container with <text:span text:style-name="Source_20_Text">docker run</text:span>, the <text:span text:style-name="Source_20_Text">-d</text:span> flag starts the containers in detached mode.</text:p>
        </text:list-item>
        <text:list-item>
          <text:p text:style-name="P39">You now have a WordPress container and MySQL container running on your host. Navigate to <text:span text:style-name="Source_20_Text">192.0.8.1:8000/wordpress</text:span> in a web browser to see your newly installed WordPress application. You can also use <text:span text:style-name="Source_20_Text">docker ps</text:span> to further explore the resulting configuration:</text:p>
          <text:p text:style-name="P19"><text:span text:style-name="Source_20_Text">docker ps</text:span></text:p>
        </text:list-item>
        <text:list-item>
          <text:p text:style-name="P39">Stop and remove the containers:</text:p>
          <text:p text:style-name="P19"><text:span text:style-name="Source_20_Text">docker-compose down</text:span></text:p>
        </text:list-item>
      </text:list>
      <text:h text:style-name="Heading_20_2" text:outline-level="2"><text:bookmark text:name="compose-file-syntax"/><text:soft-page-break/>Compose File Syntax</text:h>
      <text:p text:style-name="Text_20_body">A <text:span text:style-name="Source_20_Text">docker-compose.yml</text:span> file is organized into four sections:</text:p>
      <table:table table:name="Tabela2" table:style-name="Tabela2">
        <table:table-column table:style-name="Tabela2.A"/>
        <table:table-column table:style-name="Tabela2.B"/>
        <table:table-header-rows>
          <table:table-row table:style-name="TableLine93948851377440">
            <table:table-cell table:style-name="Tabela2.A1" office:value-type="string">
              <text:p text:style-name="Table_20_Heading">Directive</text:p>
            </table:table-cell>
            <table:table-cell table:style-name="Tabela2.A1" office:value-type="string">
              <text:p text:style-name="Table_20_Heading">Use</text:p>
            </table:table-cell>
          </table:table-row>
        </table:table-header-rows>
        <table:table-row table:style-name="TableLine93948851377440">
          <table:table-cell table:style-name="Tabela2.A1" office:value-type="string">
            <text:p text:style-name="Table_20_Contents">version</text:p>
          </table:table-cell>
          <table:table-cell table:style-name="Tabela2.A1" office:value-type="string">
            <text:p text:style-name="Table_20_Contents">Specifies the Compose file syntax version. This guide will use Version 3 throughout.</text:p>
          </table:table-cell>
        </table:table-row>
        <table:table-row table:style-name="TableLine93948851377440">
          <table:table-cell table:style-name="Tabela2.A1" office:value-type="string">
            <text:p text:style-name="Table_20_Contents">services</text:p>
          </table:table-cell>
          <table:table-cell table:style-name="Tabela2.A1" office:value-type="string">
            <text:p text:style-name="Table_20_Contents">In Docker a service is the name for a <text:a xlink:type="simple" xlink:href="https://docs.docker.com/get-started/part3/#introduction" office:target-frame-name="_blank" xlink:show="new" text:style-name="Internet_20_link" text:visited-style-name="Visited_20_Internet_20_Link">“Container in production”</text:a>. This section defines the containers that will be started as a part of the Docker Compose instance.</text:p>
          </table:table-cell>
        </table:table-row>
        <table:table-row table:style-name="TableLine93948851377440">
          <table:table-cell table:style-name="Tabela2.A1" office:value-type="string">
            <text:p text:style-name="Table_20_Contents">networks</text:p>
          </table:table-cell>
          <table:table-cell table:style-name="Tabela2.A1" office:value-type="string">
            <text:p text:style-name="Table_20_Contents">This section is used to configure networking for your application. You can change the settings of the default network, connect to an external network, or define app-specific networks.</text:p>
          </table:table-cell>
        </table:table-row>
        <table:table-row table:style-name="TableLine93948851377440">
          <table:table-cell table:style-name="Tabela2.A1" office:value-type="string">
            <text:p text:style-name="Table_20_Contents">volumes</text:p>
          </table:table-cell>
          <table:table-cell table:style-name="Tabela2.A1" office:value-type="string">
            <text:p text:style-name="Table_20_Contents">Mounts a linked path on the host machine that can be used by the container.</text:p>
          </table:table-cell>
        </table:table-row>
      </table:table>
      <text:p text:style-name="Text_20_body">Most of this guide will focus on setting up containers using the <text:span text:style-name="Source_20_Text">services</text:span> section. Here are some of the common directives used to set up and configure containers:</text:p>
      <table:table table:name="Tabela3" table:style-name="Tabela3">
        <table:table-column table:style-name="Tabela3.A"/>
        <table:table-column table:style-name="Tabela3.B"/>
        <table:table-header-rows>
          <table:table-row table:style-name="TableLine93948851303328">
            <table:table-cell table:style-name="Tabela3.A1" office:value-type="string">
              <text:p text:style-name="Table_20_Heading">Directive</text:p>
            </table:table-cell>
            <table:table-cell table:style-name="Tabela3.A1" office:value-type="string">
              <text:p text:style-name="Table_20_Heading">Use</text:p>
            </table:table-cell>
          </table:table-row>
        </table:table-header-rows>
        <table:table-row table:style-name="TableLine93948851303328">
          <table:table-cell table:style-name="Tabela3.A1" office:value-type="string">
            <text:p text:style-name="Table_20_Contents">image</text:p>
          </table:table-cell>
          <table:table-cell table:style-name="Tabela3.A1" office:value-type="string">
            <text:p text:style-name="Table_20_Contents">Sets the image that will be used to build the container. Using this directive assumes that the specified image already exists either on the host or on <text:a xlink:type="simple" xlink:href="https://hub.docker.com/" office:target-frame-name="_blank" xlink:show="new" text:style-name="Internet_20_link" text:visited-style-name="Visited_20_Internet_20_Link">Docker Hub</text:a>.</text:p>
          </table:table-cell>
        </table:table-row>
        <table:table-row table:style-name="TableLine93948851303328">
          <table:table-cell table:style-name="Tabela3.A1" office:value-type="string">
            <text:p text:style-name="Table_20_Contents">build</text:p>
          </table:table-cell>
          <table:table-cell table:style-name="Tabela3.A1" office:value-type="string">
            <text:p text:style-name="Table_20_Contents">This directive can be used instead of <text:span text:style-name="Source_20_Text">image</text:span>. Specifies the location of the Dockerfile that will be used to build this container.</text:p>
          </table:table-cell>
        </table:table-row>
        <table:table-row table:style-name="TableLine93948851303328">
          <table:table-cell table:style-name="Tabela3.A1" office:value-type="string">
            <text:p text:style-name="Table_20_Contents">db</text:p>
          </table:table-cell>
          <table:table-cell table:style-name="Tabela3.A1" office:value-type="string">
            <text:p text:style-name="Table_20_Contents">In the case of the example Dockercompose file, <text:span text:style-name="Source_20_Text">db</text:span> is a variable for the container you are about to define.</text:p>
          </table:table-cell>
        </table:table-row>
        <table:table-row table:style-name="TableLine93948851303328">
          <table:table-cell table:style-name="Tabela3.A1" office:value-type="string">
            <text:p text:style-name="Table_20_Contents">restart</text:p>
          </table:table-cell>
          <table:table-cell table:style-name="Tabela3.A1" office:value-type="string">
            <text:p text:style-name="Table_20_Contents">Tells the container to restart if the system restarts.</text:p>
          </table:table-cell>
        </table:table-row>
        <table:table-row table:style-name="TableLine93948851303328">
          <table:table-cell table:style-name="Tabela3.A1" office:value-type="string">
            <text:p text:style-name="Table_20_Contents">volumes</text:p>
          </table:table-cell>
          <table:table-cell table:style-name="Tabela3.A1" office:value-type="string">
            <text:p text:style-name="Table_20_Contents">Mounts a linked path on the host machine that can be used by the container</text:p>
          </table:table-cell>
        </table:table-row>
        <table:table-row table:style-name="TableLine93948851303328">
          <table:table-cell table:style-name="Tabela3.A1" office:value-type="string">
            <text:p text:style-name="Table_20_Contents">environment</text:p>
          </table:table-cell>
          <table:table-cell table:style-name="Tabela3.A1" office:value-type="string">
            <text:p text:style-name="Table_20_Contents">Define environment variables to be passed in to the Docker run command.</text:p>
          </table:table-cell>
        </table:table-row>
        <table:table-row table:style-name="TableLine93948851303328">
          <table:table-cell table:style-name="Tabela3.A1" office:value-type="string">
            <text:p text:style-name="Table_20_Contents">depends_on</text:p>
          </table:table-cell>
          <table:table-cell table:style-name="Tabela3.A1" office:value-type="string">
            <text:p text:style-name="Table_20_Contents">Sets a service as a dependency for the current block-defined container</text:p>
          </table:table-cell>
        </table:table-row>
        <table:table-row table:style-name="TableLine93948851303328">
          <table:table-cell table:style-name="Tabela3.A1" office:value-type="string">
            <text:p text:style-name="Table_20_Contents">port</text:p>
          </table:table-cell>
          <table:table-cell table:style-name="Tabela3.A1" office:value-type="string">
            <text:p text:style-name="Table_20_Contents">Maps a port from the container to the host in the following manner: <text:span text:style-name="Source_20_Text">host:container</text:span></text:p>
          </table:table-cell>
        </table:table-row>
        <table:table-row table:style-name="TableLine93948851303328">
          <table:table-cell table:style-name="Tabela3.A1" office:value-type="string">
            <text:p text:style-name="Table_20_Contents">links</text:p>
          </table:table-cell>
          <table:table-cell table:style-name="Tabela3.A1" office:value-type="string">
            <text:p text:style-name="Table_20_Contents">Link this service to any other services in the Docker Compose file by specifying their names here.</text:p>
          </table:table-cell>
        </table:table-row>
      </table:table>
      <text:p text:style-name="Text_20_body">Many other configuration directives are available. See the <text:a xlink:type="simple" xlink:href="https://docs.docker.com/compose/compose-file" office:target-frame-name="_blank" xlink:show="new" text:style-name="Internet_20_link" text:visited-style-name="Visited_20_Internet_20_Link">Compose File reference</text:a> for details.</text:p>
      <text:p text:style-name="P27"><text:span text:style-name="Strong_20_Emphasis">Caution</text:span></text:p>
      <text:p text:style-name="P28">The example <text:span text:style-name="Source_20_Text">docker-compose.yml</text:span> above uses the <text:span text:style-name="Source_20_Text">environment</text:span> directive to store MySQL user passwords directly in the YAML file to be imported into the container as environment variables. This is not recommended for sensitive information in production environments. Instead, sensitive information can be stored in a separate <text:span text:style-name="Source_20_Text">.env</text:span> file (which is not checked into version control or made public) and accessed from within <text:span text:style-name="Source_20_Text">docker-compose.yml</text:span> by using the <text:span text:style-name="Source_20_Text">env_file</text:span> directive.</text:p>
      <text:h text:style-name="Heading_20_2" text:outline-level="2"><text:bookmark text:name="build-an-application-from-scratch"/>Build an Application from Scratch</text:h>
      <text:p text:style-name="Text_20_body">Create a <text:span text:style-name="Source_20_Text">docker-compose.yml</text:span> file one section at a time to illustrate the steps of building a multi-container application.</text:p>
      <text:h text:style-name="Heading_20_3" text:outline-level="3"><text:bookmark text:name="define-a-simple-service"/>Define a Simple Service:</text:h>
      <text:list xml:id="list2579422594" text:style-name="L12">
        <text:list-item>
          <text:p text:style-name="P40">Create a new <text:span text:style-name="Source_20_Text">docker-compose.yml</text:span> in a text editor and add the following content:</text:p>
        </text:list-item>
      </text:list>
      <text:list xml:id="list1219518460" text:style-name="L13">
        <text:list-item>
          <text:p text:style-name="P3"><text:soft-page-break/>File: docker-compose.yml</text:p>
        </text:list-item>
      </text:list>
      <table:table table:name="Tabela4" table:style-name="Tabela4">
        <table:table-column table:style-name="Tabela4.A"/>
        <table:table-column table:style-name="Tabela4.B"/>
        <table:table-row table:style-name="TableLine93948849788064">
          <table:table-cell table:style-name="Tabela4.A1" office:value-type="string">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13"><text:span text:style-name="Source_20_Text">8</text:span></text:p>
          </table:table-cell>
          <table:table-cell table:style-name="Tabela4.A1" office:value-type="string">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istro:</text:span></text:p>
            <text:p text:style-name="Preformatted_20_Text"><text:span text:style-name="Source_20_Text"><text:s text:c="4"/>image: alpine</text:span></text:p>
            <text:p text:style-name="Preformatted_20_Text"><text:span text:style-name="Source_20_Text"><text:s text:c="4"/>restart: always</text:span></text:p>
            <text:p text:style-name="Preformatted_20_Text"><text:span text:style-name="Source_20_Text"><text:s text:c="4"/>container_name: Alpine_Distro</text:span></text:p>
            <text:p text:style-name="P13"><text:span text:style-name="Source_20_Text"><text:s text:c="4"/>entrypoint: tail -f /dev/null</text:span></text:p>
          </table:table-cell>
        </table:table-row>
      </table:table>
      <text:list xml:id="list71260052251745" text:continue-numbering="true" text:style-name="L13">
        <text:list-header>
          <text:p text:style-name="P41">Each entry in the <text:span text:style-name="Source_20_Text">services</text:span> section will create a separate container when <text:span text:style-name="Source_20_Text">docker-compose</text:span> is run. At this point, the section contains a single container based on the official Alpine distribution:</text:p>
          <text:list>
            <text:list-item>
              <text:p text:style-name="P53">The <text:span text:style-name="Source_20_Text">restart</text:span> directive is used to indicate that the container should always restart (after a crash or system reboot, for example).</text:p>
            </text:list-item>
            <text:list-item>
              <text:p text:style-name="P53">The <text:span text:style-name="Source_20_Text">container_name</text:span> directive is used to override the randomly generated container name and replace it with a name that is easier to remember and work with.</text:p>
            </text:list-item>
            <text:list-item>
              <text:p text:style-name="P53">Docker containers exit by default if no process is running on them. <text:span text:style-name="Source_20_Text">tail -f</text:span> is an ongoing process, so it will run indefinitely and prevent the container from stopping. The default <text:span text:style-name="Source_20_Text">entrypoint</text:span> is overridden to keep the container running.</text:p>
            </text:list-item>
          </text:list>
        </text:list-header>
        <text:list-item>
          <text:p text:style-name="P41">Bring up your container:</text:p>
          <text:p text:style-name="P20"><text:span text:style-name="Source_20_Text">docker-compose up -d</text:span></text:p>
        </text:list-item>
        <text:list-item>
          <text:p text:style-name="P41">Check the status of your container:</text:p>
          <text:p text:style-name="P20"><text:span text:style-name="Source_20_Text"><text:s/>docker ps</text:span></text:p>
          <text:p text:style-name="P41">The output should resemble the following:</text:p>
          <text:p text:style-name="P10"><text:span text:style-name="Source_20_Text">CONTAINER ID <text:s text:c="7"/>IMAGE <text:s text:c="14"/>COMMAND <text:s text:c="14"/>CREATED <text:s text:c="12"/>STATUS <text:s text:c="13"/>PORTS <text:s text:c="14"/>NAMES</text:span></text:p>
          <text:p text:style-name="P20"><text:span text:style-name="Source_20_Text">967013c36a27 <text:s text:c="7"/>alpine <text:s text:c="13"/>"tail -f /dev/null" <text:s text:c="2"/>3 seconds ago <text:s text:c="6"/>Up 2 seconds <text:s text:c="27"/>Alpine_Distro</text:span></text:p>
        </text:list-item>
        <text:list-item>
          <text:p text:style-name="P41">Bring down the container:</text:p>
          <text:p text:style-name="P20"><text:span text:style-name="Source_20_Text"><text:s/>docker-compose down</text:span></text:p>
        </text:list-item>
      </text:list>
      <text:h text:style-name="Heading_20_3" text:outline-level="3"><text:bookmark text:name="add-additional-services"/>Add Additional Services</text:h>
      <text:p text:style-name="Text_20_body">From here you can begin to build an ecosystem of containers. You can define how they work together and communicate.</text:p>
      <text:list xml:id="list959108398" text:style-name="L14">
        <text:list-item>
          <text:p text:style-name="P42">Reopen <text:span text:style-name="Source_20_Text">docker-compos.yml</text:span> and add the <text:span text:style-name="Source_20_Text">database</text:span> service below:</text:p>
        </text:list-item>
      </text:list>
      <text:list xml:id="list3707513804" text:style-name="L15">
        <text:list-item>
          <text:p text:style-name="P4">File: docker-compose.yml</text:p>
        </text:list-item>
      </text:list>
      <table:table table:name="Tabela5" table:style-name="Tabela5">
        <table:table-column table:style-name="Tabela5.A"/>
        <table:table-column table:style-name="Tabela5.B"/>
        <table:table-row table:style-name="TableLine93948850591936">
          <table:table-cell table:style-name="Tabela5.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oft-page-break/><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13"><text:span text:style-name="Source_20_Text">16</text:span></text:p>
          </table:table-cell>
          <table:table-cell table:style-name="Tabela5.A1" office:value-type="string">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istro:</text:span></text:p>
            <text:p text:style-name="Preformatted_20_Text"><text:span text:style-name="Source_20_Text"><text:s text:c="4"/>image: alpine</text:span></text:p>
            <text:p text:style-name="Preformatted_20_Text"><text:span text:style-name="Source_20_Text"><text:s text:c="4"/>container_name: Alpine_Distro</text:span></text:p>
            <text:p text:style-name="Preformatted_20_Text"><text:span text:style-name="Source_20_Text"><text:s text:c="4"/>restart: always</text:span></text:p>
            <text:p text:style-name="Preformatted_20_Text"><text:span text:style-name="Source_20_Text"><text:s text:c="4"/>entrypoint: tail -f /dev/null</text:span></text:p>
            <text:p text:style-name="Preformatted_20_Text"><text:soft-page-break/></text:p>
            <text:p text:style-name="Preformatted_20_Text"><text:span text:style-name="Source_20_Text"><text:s text:c="2"/>database:</text:span></text:p>
            <text:p text:style-name="Preformatted_20_Text"><text:span text:style-name="Source_20_Text"><text:s text:c="4"/>image: postgres:latest</text:span></text:p>
            <text:p text:style-name="Preformatted_20_Text"><text:span text:style-name="Source_20_Text"><text:s text:c="4"/>container_name: postgres_db</text:span></text:p>
            <text:p text:style-name="Preformatted_20_Text"><text:span text:style-name="Source_20_Text"><text:s text:c="4"/>volumes:</text:span></text:p>
            <text:p text:style-name="Preformatted_20_Text"><text:span text:style-name="Source_20_Text"><text:s text:c="6"/>- ../dumps:/tmp/</text:span></text:p>
            <text:p text:style-name="Preformatted_20_Text"><text:span text:style-name="Source_20_Text"><text:s text:c="4"/>ports:</text:span></text:p>
            <text:p text:style-name="P13"><text:span text:style-name="Source_20_Text"><text:s text:c="6"/>- "5432:5432"</text:span></text:p>
          </table:table-cell>
        </table:table-row>
      </table:table>
      <text:list xml:id="list71260818100596" text:continue-numbering="true" text:style-name="L15">
        <text:list-header>
          <text:p text:style-name="P43">There are now two services defined:</text:p>
          <text:list>
            <text:list-item>
              <text:p text:style-name="P54">Distro</text:p>
            </text:list-item>
            <text:list-item>
              <text:p text:style-name="P43">Database</text:p>
            </text:list-item>
          </text:list>
          <text:p text:style-name="P43">The Distro service is the same as before. The Database server contains the instructions for a postgres container, and the directives: <text:span text:style-name="Source_20_Text">volumes: - ../dumps:/tmp</text:span> and <text:span text:style-name="Source_20_Text">ports:-"5432:5432"</text:span>, the first directive maps the containerd <text:span text:style-name="Source_20_Text">/dumps</text:span> folder to our local <text:span text:style-name="Source_20_Text">/tmp</text:span> folder. The second directive maps the containers ports to the local host’s ports.</text:p>
        </text:list-header>
        <text:list-item>
          <text:p text:style-name="P43">Check the running containers:</text:p>
          <text:p text:style-name="P21"><text:span text:style-name="Source_20_Text">docker ps</text:span></text:p>
          <text:p text:style-name="P43">This command shows the status of the containers, the port mapping, the names, and the last command running on them. It’s important to note that the postgres container reads “docker-entrypoint…” under commands. The Postgres <text:a xlink:type="simple" xlink:href="https://github.com/docker-library/postgres/blob/master/docker-entrypoint.sh" office:target-frame-name="_blank" xlink:show="new" text:style-name="Internet_20_link" text:visited-style-name="Visited_20_Internet_20_Link">Docker Entrypoint</text:a> script is the last thing that launches when the container starts.</text:p>
          <text:p text:style-name="P11"><text:span text:style-name="Source_20_Text">CONTAINER ID <text:s text:c="7"/>IMAGE <text:s text:c="14"/>COMMAND <text:s text:c="17"/>CREATED <text:s text:c="13"/>STATUS <text:s text:c="13"/>PORTS <text:s text:c="19"/>NAMES</text:span></text:p>
          <text:p text:style-name="P11"><text:span text:style-name="Source_20_Text">ecc37246f6ef <text:s text:c="7"/>postgres:latest <text:s text:c="4"/>"docker-entrypoint..." <text:s text:c="2"/>About a minute ago <text:s text:c="2"/>Up About a minute <text:s text:c="2"/>0.0.0.0:5432-&gt;5432/tcp <text:s text:c="2"/>postgres_db</text:span></text:p>
          <text:p text:style-name="P21"><text:span text:style-name="Source_20_Text">35dab3e712d6 <text:s text:c="7"/>alpine <text:s text:c="13"/>"tail -f /dev/null" <text:s text:c="5"/>About a minute ago <text:s text:c="2"/>Up About a minute <text:s text:c="27"/>Alpine_Distro</text:span></text:p>
        </text:list-item>
        <text:list-item>
          <text:p text:style-name="P43">Bring down both containers:</text:p>
          <text:p text:style-name="P21"><text:span text:style-name="Source_20_Text"><text:s/>docker-compose down</text:span></text:p>
        </text:list-item>
      </text:list>
      <text:h text:style-name="Heading_20_3" text:outline-level="3"><text:bookmark text:name="add-an-nginx-service"/>Add an nginx Service</text:h>
      <text:list xml:id="list3099906721" text:style-name="L16">
        <text:list-item>
          <text:p text:style-name="P44">Add an nginx container so that your application will be able to serve websites:</text:p>
        </text:list-item>
      </text:list>
      <text:list xml:id="list3231755803" text:style-name="L17">
        <text:list-item>
          <text:p text:style-name="P5">File: docker-compose.yml</text:p>
        </text:list-item>
      </text:list>
      <table:table table:name="Tabela6" table:style-name="Tabela6">
        <table:table-column table:style-name="Tabela6.A"/>
        <table:table-column table:style-name="Tabela6.B"/>
        <table:table-row table:style-name="TableLine93948851692224">
          <table:table-cell table:style-name="Tabela6.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oft-page-break/><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13"><text:span text:style-name="Source_20_Text">29</text:span></text:p>
          </table:table-cell>
          <table:table-cell table:style-name="Tabela6.A1" office:value-type="string">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istro:</text:span></text:p>
            <text:p text:style-name="Preformatted_20_Text"><text:span text:style-name="Source_20_Text"><text:s text:c="4"/>image: alpine</text:span></text:p>
            <text:p text:style-name="Preformatted_20_Text"><text:span text:style-name="Source_20_Text"><text:s text:c="4"/>container_name: Alpine_Distro</text:span></text:p>
            <text:p text:style-name="Preformatted_20_Text"><text:span text:style-name="Source_20_Text"><text:s text:c="4"/>restart: always</text:span></text:p>
            <text:p text:style-name="Preformatted_20_Text"><text:span text:style-name="Source_20_Text"><text:s text:c="4"/>entrypoint: tail -f /dev/null</text:span></text:p>
            <text:p text:style-name="Preformatted_20_Text"/>
            <text:p text:style-name="Preformatted_20_Text"><text:span text:style-name="Source_20_Text"><text:s text:c="2"/>database:</text:span></text:p>
            <text:p text:style-name="Preformatted_20_Text"><text:span text:style-name="Source_20_Text"><text:s text:c="4"/>image: postgres:latest</text:span></text:p>
            <text:p text:style-name="Preformatted_20_Text"><text:span text:style-name="Source_20_Text"><text:s text:c="4"/>container_name: postgres_db</text:span></text:p>
            <text:p text:style-name="Preformatted_20_Text"><text:span text:style-name="Source_20_Text"><text:s text:c="4"/>volumes:</text:span></text:p>
            <text:p text:style-name="Preformatted_20_Text"><text:span text:style-name="Source_20_Text"><text:s text:c="6"/>- ../dumps:/tmp/</text:span></text:p>
            <text:p text:style-name="Preformatted_20_Text"><text:soft-page-break/><text:span text:style-name="Source_20_Text"><text:s text:c="4"/>ports:</text:span></text:p>
            <text:p text:style-name="Preformatted_20_Text"><text:span text:style-name="Source_20_Text"><text:s text:c="6"/>- "5432:5432"</text:span></text:p>
            <text:p text:style-name="Preformatted_20_Text"><text:span text:style-name="Source_20_Text"><text:s text:c="2"/>web:</text:span></text:p>
            <text:p text:style-name="Preformatted_20_Text"><text:span text:style-name="Source_20_Text"><text:s text:c="4"/>image: nginx:latest</text:span></text:p>
            <text:p text:style-name="Preformatted_20_Text"><text:span text:style-name="Source_20_Text"><text:s text:c="4"/>container_name: nginx</text:span></text:p>
            <text:p text:style-name="Preformatted_20_Text"><text:span text:style-name="Source_20_Text"><text:s text:c="4"/>volumes:</text:span></text:p>
            <text:p text:style-name="Preformatted_20_Text"><text:span text:style-name="Source_20_Text"><text:s text:c="6"/>- ./mysite.template:/etc/nginx/conf.d/mysite.template</text:span></text:p>
            <text:p text:style-name="Preformatted_20_Text"><text:span text:style-name="Source_20_Text"><text:s text:c="4"/>ports:</text:span></text:p>
            <text:p text:style-name="Preformatted_20_Text"><text:span text:style-name="Source_20_Text"><text:s text:c="6"/>- "8080:80"</text:span></text:p>
            <text:p text:style-name="Preformatted_20_Text"><text:span text:style-name="Source_20_Text"><text:s text:c="4"/>environment:</text:span></text:p>
            <text:p text:style-name="Preformatted_20_Text"><text:span text:style-name="Source_20_Text"><text:s text:c="6"/>- NGINX_HOST=example.com</text:span></text:p>
            <text:p text:style-name="Preformatted_20_Text"><text:span text:style-name="Source_20_Text"><text:s text:c="6"/>- NGINX_port=80</text:span></text:p>
            <text:p text:style-name="Preformatted_20_Text"><text:span text:style-name="Source_20_Text"><text:s text:c="4"/>links:</text:span></text:p>
            <text:p text:style-name="Preformatted_20_Text"><text:span text:style-name="Source_20_Text"><text:s text:c="6"/>- database:db</text:span></text:p>
            <text:p text:style-name="P13"><text:span text:style-name="Source_20_Text"><text:s text:c="6"/>- distro</text:span></text:p>
          </table:table-cell>
        </table:table-row>
      </table:table>
      <text:list xml:id="list71260453646976" text:continue-numbering="true" text:style-name="L17">
        <text:list-header>
          <text:p text:style-name="P45">This <text:span text:style-name="Source_20_Text">docker-compose</text:span> file contains some new directives: <text:span text:style-name="Emphasis">environment</text:span> and <text:span text:style-name="Emphasis">links</text:span>. The first directive sets runtime level options within the container. <text:span text:style-name="Source_20_Text">links</text:span> creates a dependency network between the containers. The nginx container depends on the other two to execute. In addition, the corresponding containers will be reachable at a hostname indicated by the alias. In this case, pinging <text:span text:style-name="Source_20_Text">db</text:span> from the <text:span text:style-name="Source_20_Text">web</text:span> container will reach the <text:span text:style-name="Source_20_Text">database</text:span> service. While you do not need the <text:span text:style-name="Source_20_Text">links</text:span> directive for the containers to talk with each other, <text:span text:style-name="Source_20_Text">links</text:span> can serve as a failsafe when starting the docker-compose application.</text:p>
        </text:list-header>
        <text:list-item>
          <text:p text:style-name="P45">Start Docker Compose and check the container status:</text:p>
          <text:p text:style-name="P12"><text:span text:style-name="Source_20_Text"><text:s/>docker-compose up -d</text:span></text:p>
          <text:p text:style-name="P22"><text:span text:style-name="Source_20_Text"><text:s/>docker ps</text:span></text:p>
          <text:p text:style-name="P45">The output should be similar to:</text:p>
          <text:p text:style-name="P12"><text:span text:style-name="Source_20_Text">CONTAINER ID <text:s text:c="7"/>IMAGE <text:s text:c="14"/>COMMAND <text:s text:c="17"/>CREATED <text:s text:c="12"/>STATUS <text:s text:c="13"/>PORTS <text:s text:c="19"/>NAMES</text:span></text:p>
          <text:p text:style-name="P12"><text:span text:style-name="Source_20_Text">55d573674e49 <text:s text:c="7"/>nginx:latest <text:s text:c="7"/>"nginx -g 'daemon ..." <text:s text:c="2"/>3 minutes ago <text:s text:c="6"/>Up 3 minutes <text:s text:c="7"/>0.0.0.0:8080-&gt;80/tcp <text:s text:c="4"/>nginx</text:span></text:p>
          <text:p text:style-name="P12"><text:span text:style-name="Source_20_Text">ad9e48b2b82a <text:s text:c="7"/>alpine <text:s text:c="13"/>"tail -f /dev/null" <text:s text:c="5"/>3 minutes ago <text:s text:c="6"/>Up 3 minutes <text:s text:c="32"/>Alpine_Distro</text:span></text:p>
          <text:p text:style-name="P22"><text:span text:style-name="Source_20_Text">736cf2f2239e <text:s text:c="7"/>postgres:latest <text:s text:c="4"/>"docker-entrypoint..." <text:s text:c="2"/>3 minutes ago <text:s text:c="6"/>Up 3 minutes <text:s text:c="7"/>0.0.0.0:5432-&gt;5432/tcp <text:s text:c="2"/>postgres_db</text:span></text:p>
        </text:list-item>
        <text:list-item>
          <text:p text:style-name="P45">Test nginx by navigating to your Linode’s public IP address, port <text:span text:style-name="Source_20_Text">8080</text:span> in a browser (for example <text:span text:style-name="Source_20_Text">192.0.2.0:8080</text:span>). You should see the default nginx landing page displayed.</text:p>
        </text:list-item>
      </text:list>
      <text:h text:style-name="Heading_20_3" text:outline-level="3"><text:bookmark text:name="persistent-data-storage"/>Persistent Data Storage</text:h>
      <text:p text:style-name="Text_20_body">Storing PostgreSQL data directly inside a container is not recommended. Docker containers are intended to be treated as ephemeral: your application’s containers are built from scratch when running <text:span text:style-name="Source_20_Text">docker-compose up</text:span> and destroyed when running <text:span text:style-name="Source_20_Text">docker-compose down</text:span>. In addition, any unexpected crash or restart on your system will cause any data stored in a container to be lost.</text:p>
      <text:p text:style-name="Text_20_body">For these reasons it is important to set up a persistent volume on the host that the database containers will use to store their data.</text:p>
      <text:list xml:id="list2932684206" text:style-name="L18">
        <text:list-item>
          <text:p text:style-name="P46">Add a <text:span text:style-name="Source_20_Text">volumes</text:span> section to <text:span text:style-name="Source_20_Text">docker-compose.yml</text:span> and edit the <text:span text:style-name="Source_20_Text">database</text:span> service to refer to the volume:</text:p>
        </text:list-item>
      </text:list>
      <text:list xml:id="list1826850793" text:style-name="L19">
        <text:list-item>
          <text:p text:style-name="P6"><text:soft-page-break/>File: docker-compose.yml</text:p>
        </text:list-item>
      </text:list>
      <table:table table:name="Tabela7" table:style-name="Tabela7">
        <table:table-column table:style-name="Tabela7.A"/>
        <table:table-column table:style-name="Tabela7.B"/>
        <table:table-row table:style-name="TableLine93948851788256">
          <table:table-cell table:style-name="Tabela7.A1" office:value-type="string">
            <text:p text:style-name="Preformatted_20_Text"><text:span text:style-name="Source_20_Text"><text:s/>1</text:span></text:p>
            <text:p text:style-name="Preformatted_20_Text"><text:span text:style-name="Source_20_Text"><text:s/>2</text:span></text:p>
            <text:p text:style-name="Preformatted_20_Text"><text:span text:style-name="Source_20_Text"><text:s/>3</text:span></text:p>
            <text:p text:style-name="Preformatted_20_Text"><text:span text:style-name="Source_20_Text"><text:s/>4</text:span></text:p>
            <text:p text:style-name="Preformatted_20_Text"><text:span text:style-name="Source_20_Text"><text:s/>5</text:span></text:p>
            <text:p text:style-name="Preformatted_20_Text"><text:span text:style-name="Source_20_Text"><text:s/>6</text:span></text:p>
            <text:p text:style-name="Preformatted_20_Text"><text:span text:style-name="Source_20_Text"><text:s/>7</text:span></text:p>
            <text:p text:style-name="Preformatted_20_Text"><text:span text:style-name="Source_20_Text"><text:s/>8</text:span></text:p>
            <text:p text:style-name="Preformatted_20_Text"><text:span text:style-name="Source_20_Text"><text:s/>9</text:span></text:p>
            <text:p text:style-name="Preformatted_20_Text"><text:span text:style-name="Source_20_Text">10</text:span></text:p>
            <text:p text:style-name="Preformatted_20_Text"><text:span text:style-name="Source_20_Text">11</text:span></text:p>
            <text:p text:style-name="Preformatted_20_Text"><text:span text:style-name="Source_20_Text">12</text:span></text:p>
            <text:p text:style-name="Preformatted_20_Text"><text:span text:style-name="Source_20_Text">13</text:span></text:p>
            <text:p text:style-name="Preformatted_20_Text"><text:span text:style-name="Source_20_Text">14</text:span></text:p>
            <text:p text:style-name="Preformatted_20_Text"><text:span text:style-name="Source_20_Text">15</text:span></text:p>
            <text:p text:style-name="Preformatted_20_Text"><text:span text:style-name="Source_20_Text">16</text:span></text:p>
            <text:p text:style-name="Preformatted_20_Text"><text:span text:style-name="Source_20_Text">17</text:span></text:p>
            <text:p text:style-name="Preformatted_20_Text"><text:span text:style-name="Source_20_Text">18</text:span></text:p>
            <text:p text:style-name="Preformatted_20_Text"><text:span text:style-name="Source_20_Text">19</text:span></text:p>
            <text:p text:style-name="Preformatted_20_Text"><text:span text:style-name="Source_20_Text">20</text:span></text:p>
            <text:p text:style-name="Preformatted_20_Text"><text:span text:style-name="Source_20_Text">21</text:span></text:p>
            <text:p text:style-name="Preformatted_20_Text"><text:span text:style-name="Source_20_Text">22</text:span></text:p>
            <text:p text:style-name="Preformatted_20_Text"><text:span text:style-name="Source_20_Text">23</text:span></text:p>
            <text:p text:style-name="Preformatted_20_Text"><text:span text:style-name="Source_20_Text">24</text:span></text:p>
            <text:p text:style-name="Preformatted_20_Text"><text:span text:style-name="Source_20_Text">25</text:span></text:p>
            <text:p text:style-name="Preformatted_20_Text"><text:span text:style-name="Source_20_Text">26</text:span></text:p>
            <text:p text:style-name="Preformatted_20_Text"><text:span text:style-name="Source_20_Text">27</text:span></text:p>
            <text:p text:style-name="Preformatted_20_Text"><text:span text:style-name="Source_20_Text">28</text:span></text:p>
            <text:p text:style-name="Preformatted_20_Text"><text:span text:style-name="Source_20_Text">29</text:span></text:p>
            <text:p text:style-name="Preformatted_20_Text"><text:span text:style-name="Source_20_Text">30</text:span></text:p>
            <text:p text:style-name="Preformatted_20_Text"><text:span text:style-name="Source_20_Text">31</text:span></text:p>
            <text:p text:style-name="P13"><text:span text:style-name="Source_20_Text">32</text:span></text:p>
          </table:table-cell>
          <table:table-cell table:style-name="Tabela7.A1" office:value-type="string">
            <text:p text:style-name="Preformatted_20_Text"><text:span text:style-name="Source_20_Text">version: '3'</text:span></text:p>
            <text:p text:style-name="Preformatted_20_Text"/>
            <text:p text:style-name="Preformatted_20_Text"><text:span text:style-name="Source_20_Text">services:</text:span></text:p>
            <text:p text:style-name="Preformatted_20_Text"><text:span text:style-name="Source_20_Text"><text:s text:c="2"/>distro:</text:span></text:p>
            <text:p text:style-name="Preformatted_20_Text"><text:span text:style-name="Source_20_Text"><text:s text:c="4"/>image: alpine</text:span></text:p>
            <text:p text:style-name="Preformatted_20_Text"><text:span text:style-name="Source_20_Text"><text:s text:c="4"/>container_name: Alpine_Distro</text:span></text:p>
            <text:p text:style-name="Preformatted_20_Text"><text:span text:style-name="Source_20_Text"><text:s text:c="4"/>restart: always</text:span></text:p>
            <text:p text:style-name="Preformatted_20_Text"><text:span text:style-name="Source_20_Text"><text:s text:c="4"/>entrypoint: tail -f /dev/null</text:span></text:p>
            <text:p text:style-name="Preformatted_20_Text"/>
            <text:p text:style-name="Preformatted_20_Text"><text:span text:style-name="Source_20_Text"><text:s text:c="2"/>database:</text:span></text:p>
            <text:p text:style-name="Preformatted_20_Text"><text:span text:style-name="Source_20_Text"><text:s text:c="4"/>image: postgres:latest</text:span></text:p>
            <text:p text:style-name="Preformatted_20_Text"><text:span text:style-name="Source_20_Text"><text:s text:c="4"/>container_name: postgres_db</text:span></text:p>
            <text:p text:style-name="Preformatted_20_Text"><text:span text:style-name="Source_20_Text"><text:s text:c="4"/>volumes:</text:span></text:p>
            <text:p text:style-name="Preformatted_20_Text"><text:span text:style-name="Source_20_Text"><text:s text:c="6"/>- data:/var/lib/postgresql</text:span></text:p>
            <text:p text:style-name="Preformatted_20_Text"><text:span text:style-name="Source_20_Text"><text:s text:c="4"/>ports:</text:span></text:p>
            <text:p text:style-name="Preformatted_20_Text"><text:span text:style-name="Source_20_Text"><text:s text:c="6"/>- "5432:5432"</text:span></text:p>
            <text:p text:style-name="Preformatted_20_Text"><text:span text:style-name="Source_20_Text"><text:s text:c="2"/>web:</text:span></text:p>
            <text:p text:style-name="Preformatted_20_Text"><text:span text:style-name="Source_20_Text"><text:s text:c="4"/>image: nginx:latest</text:span></text:p>
            <text:p text:style-name="Preformatted_20_Text"><text:span text:style-name="Source_20_Text"><text:s text:c="4"/>container_name: nginx</text:span></text:p>
            <text:p text:style-name="Preformatted_20_Text"><text:span text:style-name="Source_20_Text"><text:s text:c="4"/>volumes:</text:span></text:p>
            <text:p text:style-name="Preformatted_20_Text"><text:span text:style-name="Source_20_Text"><text:s text:c="6"/>- ./mysite.template:/etc/nginx/conf.d/mysite.template</text:span></text:p>
            <text:p text:style-name="Preformatted_20_Text"><text:span text:style-name="Source_20_Text"><text:s text:c="4"/>ports:</text:span></text:p>
            <text:p text:style-name="Preformatted_20_Text"><text:span text:style-name="Source_20_Text"><text:s text:c="6"/>- "8080:80"</text:span></text:p>
            <text:p text:style-name="Preformatted_20_Text"><text:span text:style-name="Source_20_Text"><text:s text:c="4"/>environment:</text:span></text:p>
            <text:p text:style-name="Preformatted_20_Text"><text:span text:style-name="Source_20_Text"><text:s text:c="6"/>- NGINX_HOST=example.com</text:span></text:p>
            <text:p text:style-name="Preformatted_20_Text"><text:span text:style-name="Source_20_Text"><text:s text:c="6"/>- NGINX_port=80</text:span></text:p>
            <text:p text:style-name="Preformatted_20_Text"><text:span text:style-name="Source_20_Text"><text:s text:c="4"/>links:</text:span></text:p>
            <text:p text:style-name="Preformatted_20_Text"><text:span text:style-name="Source_20_Text"><text:s text:c="6"/>- database:db</text:span></text:p>
            <text:p text:style-name="Preformatted_20_Text"><text:span text:style-name="Source_20_Text"><text:s text:c="6"/>- distro</text:span></text:p>
            <text:p text:style-name="Preformatted_20_Text"><text:span text:style-name="Source_20_Text">volumes:</text:span></text:p>
            <text:p text:style-name="Preformatted_20_Text"><text:span text:style-name="Source_20_Text"><text:s text:c="2"/>data:</text:span></text:p>
            <text:p text:style-name="P13"><text:span text:style-name="Source_20_Text"><text:s text:c="4"/>external: true</text:span></text:p>
          </table:table-cell>
        </table:table-row>
      </table:table>
      <text:list xml:id="list71260785639943" text:continue-numbering="true" text:style-name="L19">
        <text:list-item>
          <text:p text:style-name="P47"><text:span text:style-name="Source_20_Text">external: true</text:span> tells Docker Compose to use a pre-existing external data volume. If no volume named <text:span text:style-name="Source_20_Text">data</text:span> is present, starting the application will cause an error. Create the volume:</text:p>
          <text:p text:style-name="P23"><text:span text:style-name="Source_20_Text">docker volume create --name=data</text:span></text:p>
        </text:list-item>
        <text:list-item>
          <text:p text:style-name="P47">Start the application as before:</text:p>
          <text:p text:style-name="P23"><text:span text:style-name="Source_20_Text">docker-compose up -d</text:span></text:p>
        </text:list-item>
      </text:list>
      <text:h text:style-name="Heading_20_2" text:outline-level="2"><text:bookmark text:name="next-steps"/>Next Steps</text:h>
      <text:p text:style-name="Text_20_body">Docker Compose is a powerful tool for orchestrating sets of containers that can work together. Things like an app or a development environment can utilize Docker-compose. The result is a modular and configurable environment that can be deployed anywhere.</text:p>
      <text:p text:style-name="Standard"><text:a xlink:type="simple" xlink:href="https://www.linode.com/docs/guides/how-to-use-docker-compose/" text:style-name="Internet_20_link" text:visited-style-name="Visited_20_Internet_20_Link">https://www.linode.com/docs/guides/how-to-use-docker-compos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07:08:05.165505220</meta:creation-date>
    <dc:date>2022-04-11T07:11:28.015569287</dc:date>
    <meta:editing-duration>PT3M22S</meta:editing-duration>
    <meta:editing-cycles>2</meta:editing-cycles>
    <meta:generator>LibreOffice/6.4.7.2$Linux_X86_64 LibreOffice_project/40$Build-2</meta:generator>
    <meta:document-statistic meta:table-count="7" meta:image-count="0" meta:object-count="0" meta:page-count="12" meta:paragraph-count="447" meta:word-count="3267" meta:character-count="21778" meta:non-whitespace-character-count="18003"/>
  </office:meta>
</office:document-meta>
</file>